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utation_0-1scaled_std" table:style-name="ta1">
        <table:shapes>
          <draw:frame draw:z-index="0" draw:style-name="gr1" draw:text-style-name="P1" svg:width="15.999cm" svg:height="8.999cm" svg:x="0.1cm" svg:y="3.261cm">
            <draw:object draw:notify-on-update-of-ranges="'imputation_0-1scaled_std'.A1:'imputation_0-1scaled_std'.A1 'imputation_0-1scaled_std'.A2:'imputation_0-1scaled_std'.A7 'imputation_0-1scaled_std'.B1:'imputation_0-1scaled_std'.B1 'imputation_0-1scaled_std'.B2:'imputation_0-1scaled_std'.B7 'imputation_0-1scaled_std'.C1:'imputation_0-1scaled_std'.C1 'imputation_0-1scaled_std'.C2:'imputation_0-1scaled_std'.C7 'imputation_0-1scaled_std'.D1:'imputation_0-1scaled_std'.D1 'imputation_0-1scaled_std'.D2:'imputation_0-1scaled_std'.D7 'imputation_0-1scaled_std'.E1:'imputation_0-1scaled_std'.E1 'imputation_0-1scaled_std'.E2:'imputation_0-1scaled_std'.E7 'imputation_0-1scaled_std'.F1:'imputation_0-1scaled_std'.F1 'imputation_0-1scaled_std'.F2:'imputation_0-1scaled_std'.F7 'imputation_0-1scaled_std'.G1:'imputation_0-1scaled_std'.G1 'imputation_0-1scaled_std'.G2:'imputation_0-1scaled_std'.G7 'imputation_0-1scaled_std'.H1:'imputation_0-1scaled_std'.H1 'imputation_0-1scaled_std'.H2:'imputation_0-1scaled_std'.H7 'imputation_0-1scaled_std'.I1:'imputation_0-1scaled_std'.I1 'imputation_0-1scaled_std'.I2:'imputation_0-1scaled_std'.I7 'imputation_0-1scaled_std'.J1:'imputation_0-1scaled_std'.J1 'imputation_0-1scaled_std'.J2:'imputation_0-1scaled_std'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rue valu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knn_iter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knn (n=1)</text:p>
          </table:table-cell>
          <table:table-cell office:value-type="string" calcext:value-type="string">
            <text:p>knn (n=50)</text:p>
          </table:table-cell>
        </table:table-row>
        <table:table-row table:style-name="ro1">
          <table:table-cell office:value-type="string" calcext:value-type="string">
            <text:p>mirna</text:p>
          </table:table-cell>
          <table:table-cell office:value-type="float" office:value="0.094" calcext:value-type="float">
            <text:p>0.094</text:p>
          </table:table-cell>
          <table:table-cell office:value-type="float" office:value="0.287839837158431" calcext:value-type="float">
            <text:p>0.287839837158431</text:p>
          </table:table-cell>
          <table:table-cell office:value-type="float" office:value="0.0448998701241652" calcext:value-type="float">
            <text:p>0.044899870124165</text:p>
          </table:table-cell>
          <table:table-cell office:value-type="float" office:value="0.0360021590186976" calcext:value-type="float">
            <text:p>0.036002159018698</text:p>
          </table:table-cell>
          <table:table-cell office:value-type="float" office:value="0.0448998701241652" calcext:value-type="float">
            <text:p>0.044899870124165</text:p>
          </table:table-cell>
          <table:table-cell office:value-type="float" office:value="0.0412704310561122" calcext:value-type="float">
            <text:p>0.041270431056112</text:p>
          </table:table-cell>
          <table:table-cell office:value-type="float" office:value="0.055939636742601" calcext:value-type="float">
            <text:p>0.055939636742601</text:p>
          </table:table-cell>
          <table:table-cell office:value-type="float" office:value="0.103006824660393" calcext:value-type="float">
            <text:p>0.103006824660393</text:p>
          </table:table-cell>
          <table:table-cell office:value-type="float" office:value="0.0543634446724576" calcext:value-type="float">
            <text:p>0.054363444672458</text:p>
          </table:table-cell>
        </table:table-row>
        <table:table-row table:style-name="ro1">
          <table:table-cell office:value-type="string" calcext:value-type="string">
            <text:p>meth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88340667209525" calcext:value-type="float">
            <text:p>0.288340667209525</text:p>
          </table:table-cell>
          <table:table-cell office:value-type="float" office:value="0.207199700883314" calcext:value-type="float">
            <text:p>0.207199700883314</text:p>
          </table:table-cell>
          <table:table-cell office:value-type="float" office:value="0.23120806180383" calcext:value-type="float">
            <text:p>0.23120806180383</text:p>
          </table:table-cell>
          <table:table-cell office:value-type="float" office:value="0.207199700883314" calcext:value-type="float">
            <text:p>0.207199700883314</text:p>
          </table:table-cell>
          <table:table-cell office:value-type="float" office:value="0.223390182350943" calcext:value-type="float">
            <text:p>0.223390182350943</text:p>
          </table:table-cell>
          <table:table-cell office:value-type="float" office:value="0.221172732958876" calcext:value-type="float">
            <text:p>0.221172732958876</text:p>
          </table:table-cell>
          <table:table-cell office:value-type="float" office:value="0.240688156962765" calcext:value-type="float">
            <text:p>0.240688156962765</text:p>
          </table:table-cell>
          <table:table-cell office:value-type="float" office:value="0.217190860906923" calcext:value-type="float">
            <text:p>0.217190860906923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88868471263483" calcext:value-type="float">
            <text:p>0.288868471263483</text:p>
          </table:table-cell>
          <table:table-cell office:value-type="float" office:value="0.0962646141354372" calcext:value-type="float">
            <text:p>0.096264614135437</text:p>
          </table:table-cell>
          <table:table-cell office:value-type="float" office:value="0.105950140324667" calcext:value-type="float">
            <text:p>0.105950140324667</text:p>
          </table:table-cell>
          <table:table-cell office:value-type="float" office:value="0.0962646141354372" calcext:value-type="float">
            <text:p>0.096264614135437</text:p>
          </table:table-cell>
          <table:table-cell office:value-type="float" office:value="0.116934204048783" calcext:value-type="float">
            <text:p>0.116934204048783</text:p>
          </table:table-cell>
          <table:table-cell office:value-type="float" office:value="0.111812771409458" calcext:value-type="float">
            <text:p>0.111812771409458</text:p>
          </table:table-cell>
          <table:table-cell office:value-type="float" office:value="0.161224322510729" calcext:value-type="float">
            <text:p>0.161224322510729</text:p>
          </table:table-cell>
          <table:table-cell office:value-type="float" office:value="0.113890512990565" calcext:value-type="float">
            <text:p>0.113890512990565</text:p>
          </table:table-cell>
        </table:table-row>
        <table:table-row table:style-name="ro1">
          <table:table-cell office:value-type="string" calcext:value-type="string">
            <text:p>mirna+meth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288628400792019" calcext:value-type="float">
            <text:p>0.288628400792019</text:p>
          </table:table-cell>
          <table:table-cell office:value-type="float" office:value="0.26100866746264" calcext:value-type="float">
            <text:p>0.26100866746264</text:p>
          </table:table-cell>
          <table:table-cell office:value-type="float" office:value="0.284141128163152" calcext:value-type="float">
            <text:p>0.284141128163152</text:p>
          </table:table-cell>
          <table:table-cell office:value-type="float" office:value="0.26100866746264" calcext:value-type="float">
            <text:p>0.26100866746264</text:p>
          </table:table-cell>
          <table:table-cell office:value-type="float" office:value="0.276974487729814" calcext:value-type="float">
            <text:p>0.276974487729814</text:p>
          </table:table-cell>
          <table:table-cell office:value-type="float" office:value="0.271320207546051" calcext:value-type="float">
            <text:p>0.271320207546051</text:p>
          </table:table-cell>
          <table:table-cell office:value-type="float" office:value="0.285779527116913" calcext:value-type="float">
            <text:p>0.285779527116913</text:p>
          </table:table-cell>
          <table:table-cell office:value-type="float" office:value="0.267497187838536" calcext:value-type="float">
            <text:p>0.267497187838536</text:p>
          </table:table-cell>
        </table:table-row>
        <table:table-row table:style-name="ro1">
          <table:table-cell office:value-type="string" calcext:value-type="string">
            <text:p>meth+mrna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88858375948973" calcext:value-type="float">
            <text:p>0.288858375948973</text:p>
          </table:table-cell>
          <table:table-cell office:value-type="float" office:value="0.161979939654743" calcext:value-type="float">
            <text:p>0.161979939654743</text:p>
          </table:table-cell>
          <table:table-cell office:value-type="float" office:value="0.180284752075972" calcext:value-type="float">
            <text:p>0.180284752075972</text:p>
          </table:table-cell>
          <table:table-cell office:value-type="float" office:value="0.161979939654743" calcext:value-type="float">
            <text:p>0.161979939654743</text:p>
          </table:table-cell>
          <table:table-cell office:value-type="float" office:value="0.179506540558409" calcext:value-type="float">
            <text:p>0.179506540558409</text:p>
          </table:table-cell>
          <table:table-cell office:value-type="float" office:value="0.180847962825387" calcext:value-type="float">
            <text:p>0.180847962825387</text:p>
          </table:table-cell>
          <table:table-cell office:value-type="float" office:value="0.209340121590829" calcext:value-type="float">
            <text:p>0.209340121590829</text:p>
          </table:table-cell>
          <table:table-cell office:value-type="float" office:value="0.169690631299142" calcext:value-type="float">
            <text:p>0.169690631299142</text:p>
          </table:table-cell>
        </table:table-row>
        <table:table-row table:style-name="ro1">
          <table:table-cell office:value-type="string" calcext:value-type="string">
            <text:p>mrna+mirna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88467211893862" calcext:value-type="float">
            <text:p>0.288467211893862</text:p>
          </table:table-cell>
          <table:table-cell office:value-type="float" office:value="0.194831506106913" calcext:value-type="float">
            <text:p>0.194831506106913</text:p>
          </table:table-cell>
          <table:table-cell office:value-type="float" office:value="0.207973589312685" calcext:value-type="float">
            <text:p>0.207973589312685</text:p>
          </table:table-cell>
          <table:table-cell office:value-type="float" office:value="0.194831506106913" calcext:value-type="float">
            <text:p>0.194831506106913</text:p>
          </table:table-cell>
          <table:table-cell office:value-type="float" office:value="0.211699318797795" calcext:value-type="float">
            <text:p>0.211699318797795</text:p>
          </table:table-cell>
          <table:table-cell office:value-type="float" office:value="0.20548666177454" calcext:value-type="float">
            <text:p>0.20548666177454</text:p>
          </table:table-cell>
          <table:table-cell office:value-type="float" office:value="0.230022626854989" calcext:value-type="float">
            <text:p>0.230022626854989</text:p>
          </table:table-cell>
          <table:table-cell office:value-type="float" office:value="0.203894209458742" calcext:value-type="float">
            <text:p>0.203894209458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2T00:02:04.659766752</dc:date>
    <dc:creator>Aditya Jeevannavar</dc:creator>
    <meta:editing-duration>PT5M16S</meta:editing-duration>
    <meta:editing-cycles>1</meta:editing-cycles>
    <meta:document-statistic meta:table-count="1" meta:cell-count="6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2.209cm" style:legend-expansion="high" chart:style-name="ch2"/>
        <chart:plot-area chart:style-name="ch3" table:cell-range-address="'imputation_0-1scaled_std'.A1:'imputation_0-1scaled_std'.J7" chart:data-source-has-labels="both" svg:x="0.32cm" svg:y="0.18cm" svg:width="12.488cm" svg:height="8.64cm">
          <chartooo:coordinate-region svg:x="1.232cm" svg:y="0.38cm" svg:width="11.576cm" svg:height="7.793cm"/>
          <chart:axis chart:dimension="x" chart:name="primary-x" chart:style-name="ch4" chartooo:axis-type="auto">
            <chartooo:date-scale/>
            <chart:categories table:cell-range-address="'imputation_0-1scaled_std'.A2:'imputation_0-1scaled_std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mputation_0-1scaled_std'.B2:'imputation_0-1scaled_std'.B7" chart:label-cell-address="'imputation_0-1scaled_std'.B1:'imputation_0-1scaled_std'.B1" chart:class="chart:bar">
            <chart:data-point chart:repeated="6"/>
          </chart:series>
          <chart:series chart:style-name="ch8" chart:values-cell-range-address="'imputation_0-1scaled_std'.C2:'imputation_0-1scaled_std'.C7" chart:label-cell-address="'imputation_0-1scaled_std'.C1:'imputation_0-1scaled_std'.C1" chart:class="chart:bar">
            <chart:data-point chart:repeated="6"/>
          </chart:series>
          <chart:series chart:style-name="ch9" chart:values-cell-range-address="'imputation_0-1scaled_std'.D2:'imputation_0-1scaled_std'.D7" chart:label-cell-address="'imputation_0-1scaled_std'.D1:'imputation_0-1scaled_std'.D1" chart:class="chart:bar">
            <chart:data-point chart:repeated="6"/>
          </chart:series>
          <chart:series chart:style-name="ch10" chart:values-cell-range-address="'imputation_0-1scaled_std'.E2:'imputation_0-1scaled_std'.E7" chart:label-cell-address="'imputation_0-1scaled_std'.E1:'imputation_0-1scaled_std'.E1" chart:class="chart:bar">
            <chart:data-point chart:repeated="6"/>
          </chart:series>
          <chart:series chart:style-name="ch11" chart:values-cell-range-address="'imputation_0-1scaled_std'.F2:'imputation_0-1scaled_std'.F7" chart:label-cell-address="'imputation_0-1scaled_std'.F1:'imputation_0-1scaled_std'.F1" chart:class="chart:bar">
            <chart:data-point chart:repeated="6"/>
          </chart:series>
          <chart:series chart:style-name="ch12" chart:values-cell-range-address="'imputation_0-1scaled_std'.G2:'imputation_0-1scaled_std'.G7" chart:label-cell-address="'imputation_0-1scaled_std'.G1:'imputation_0-1scaled_std'.G1" chart:class="chart:bar">
            <chart:data-point chart:repeated="6"/>
          </chart:series>
          <chart:series chart:style-name="ch13" chart:values-cell-range-address="'imputation_0-1scaled_std'.H2:'imputation_0-1scaled_std'.H7" chart:label-cell-address="'imputation_0-1scaled_std'.H1:'imputation_0-1scaled_std'.H1" chart:class="chart:bar">
            <chart:data-point chart:repeated="6"/>
          </chart:series>
          <chart:series chart:style-name="ch14" chart:values-cell-range-address="'imputation_0-1scaled_std'.I2:'imputation_0-1scaled_std'.I7" chart:label-cell-address="'imputation_0-1scaled_std'.I1:'imputation_0-1scaled_std'.I1" chart:class="chart:bar">
            <chart:data-point chart:repeated="6"/>
          </chart:series>
          <chart:series chart:style-name="ch15" chart:values-cell-range-address="'imputation_0-1scaled_std'.J2:'imputation_0-1scaled_std'.J7" chart:label-cell-address="'imputation_0-1scaled_std'.J1:'imputation_0-1scaled_std'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alues</text:p>
                <draw:g>
                  <svg:desc>'imputation_0-1scaled_std'.B1:'imputation_0-1scaled_std'.B1</svg:desc>
                </draw:g>
              </table:table-cell>
              <table:table-cell office:value-type="string">
                <text:p>random</text:p>
                <draw:g>
                  <svg:desc>'imputation_0-1scaled_std'.C1:'imputation_0-1scaled_std'.C1</svg:desc>
                </draw:g>
              </table:table-cell>
              <table:table-cell office:value-type="string">
                <text:p>mean</text:p>
                <draw:g>
                  <svg:desc>'imputation_0-1scaled_std'.D1:'imputation_0-1scaled_std'.D1</svg:desc>
                </draw:g>
              </table:table-cell>
              <table:table-cell office:value-type="string">
                <text:p>median</text:p>
                <draw:g>
                  <svg:desc>'imputation_0-1scaled_std'.E1:'imputation_0-1scaled_std'.E1</svg:desc>
                </draw:g>
              </table:table-cell>
              <table:table-cell office:value-type="string">
                <text:p>elasticnet</text:p>
                <draw:g>
                  <svg:desc>'imputation_0-1scaled_std'.F1:'imputation_0-1scaled_std'.F1</svg:desc>
                </draw:g>
              </table:table-cell>
              <table:table-cell office:value-type="string">
                <text:p>knn_iter</text:p>
                <draw:g>
                  <svg:desc>'imputation_0-1scaled_std'.G1:'imputation_0-1scaled_std'.G1</svg:desc>
                </draw:g>
              </table:table-cell>
              <table:table-cell office:value-type="string">
                <text:p>random forest</text:p>
                <draw:g>
                  <svg:desc>'imputation_0-1scaled_std'.H1:'imputation_0-1scaled_std'.H1</svg:desc>
                </draw:g>
              </table:table-cell>
              <table:table-cell office:value-type="string">
                <text:p>knn (n=1)</text:p>
                <draw:g>
                  <svg:desc>'imputation_0-1scaled_std'.I1:'imputation_0-1scaled_std'.I1</svg:desc>
                </draw:g>
              </table:table-cell>
              <table:table-cell office:value-type="string">
                <text:p>knn (n=50)</text:p>
                <draw:g>
                  <svg:desc>'imputation_0-1scaled_std'.J1:'imputation_0-1scaled_std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rna</text:p>
                <draw:g>
                  <svg:desc>'imputation_0-1scaled_std'.A2:'imputation_0-1scaled_std'.A7</svg:desc>
                </draw:g>
              </table:table-cell>
              <table:table-cell office:value-type="float" office:value="0.094">
                <text:p>0.094</text:p>
                <draw:g>
                  <svg:desc>'imputation_0-1scaled_std'.B2:'imputation_0-1scaled_std'.B7</svg:desc>
                </draw:g>
              </table:table-cell>
              <table:table-cell office:value-type="float" office:value="0.287839837158431">
                <text:p>0.287839837158431</text:p>
                <draw:g>
                  <svg:desc>'imputation_0-1scaled_std'.C2:'imputation_0-1scaled_std'.C7</svg:desc>
                </draw:g>
              </table:table-cell>
              <table:table-cell office:value-type="float" office:value="0.0448998701241652">
                <text:p>0.0448998701241652</text:p>
                <draw:g>
                  <svg:desc>'imputation_0-1scaled_std'.D2:'imputation_0-1scaled_std'.D7</svg:desc>
                </draw:g>
              </table:table-cell>
              <table:table-cell office:value-type="float" office:value="0.0360021590186976">
                <text:p>0.0360021590186976</text:p>
                <draw:g>
                  <svg:desc>'imputation_0-1scaled_std'.E2:'imputation_0-1scaled_std'.E7</svg:desc>
                </draw:g>
              </table:table-cell>
              <table:table-cell office:value-type="float" office:value="0.0448998701241652">
                <text:p>0.0448998701241652</text:p>
                <draw:g>
                  <svg:desc>'imputation_0-1scaled_std'.F2:'imputation_0-1scaled_std'.F7</svg:desc>
                </draw:g>
              </table:table-cell>
              <table:table-cell office:value-type="float" office:value="0.0412704310561122">
                <text:p>0.0412704310561122</text:p>
                <draw:g>
                  <svg:desc>'imputation_0-1scaled_std'.G2:'imputation_0-1scaled_std'.G7</svg:desc>
                </draw:g>
              </table:table-cell>
              <table:table-cell office:value-type="float" office:value="0.055939636742601">
                <text:p>0.055939636742601</text:p>
                <draw:g>
                  <svg:desc>'imputation_0-1scaled_std'.H2:'imputation_0-1scaled_std'.H7</svg:desc>
                </draw:g>
              </table:table-cell>
              <table:table-cell office:value-type="float" office:value="0.103006824660393">
                <text:p>0.103006824660393</text:p>
                <draw:g>
                  <svg:desc>'imputation_0-1scaled_std'.I2:'imputation_0-1scaled_std'.I7</svg:desc>
                </draw:g>
              </table:table-cell>
              <table:table-cell office:value-type="float" office:value="0.0543634446724576">
                <text:p>0.0543634446724576</text:p>
                <draw:g>
                  <svg:desc>'imputation_0-1scaled_std'.J2:'imputation_0-1scaled_std'.J7</svg:desc>
                </draw:g>
              </table:table-cell>
            </table:table-row>
            <table:table-row>
              <table:table-cell office:value-type="string">
                <text:p>meth</text:p>
              </table:table-cell>
              <table:table-cell office:value-type="float" office:value="0.2489">
                <text:p>0.2489</text:p>
              </table:table-cell>
              <table:table-cell office:value-type="float" office:value="0.288340667209525">
                <text:p>0.288340667209525</text:p>
              </table:table-cell>
              <table:table-cell office:value-type="float" office:value="0.207199700883314">
                <text:p>0.207199700883314</text:p>
              </table:table-cell>
              <table:table-cell office:value-type="float" office:value="0.23120806180383">
                <text:p>0.23120806180383</text:p>
              </table:table-cell>
              <table:table-cell office:value-type="float" office:value="0.207199700883314">
                <text:p>0.207199700883314</text:p>
              </table:table-cell>
              <table:table-cell office:value-type="float" office:value="0.223390182350943">
                <text:p>0.223390182350943</text:p>
              </table:table-cell>
              <table:table-cell office:value-type="float" office:value="0.221172732958876">
                <text:p>0.221172732958876</text:p>
              </table:table-cell>
              <table:table-cell office:value-type="float" office:value="0.240688156962765">
                <text:p>0.240688156962765</text:p>
              </table:table-cell>
              <table:table-cell office:value-type="float" office:value="0.217190860906923">
                <text:p>0.217190860906923</text:p>
              </table:table-cell>
            </table:table-row>
            <table:table-row>
              <table:table-cell office:value-type="string">
                <text:p>mrna</text:p>
              </table:table-cell>
              <table:table-cell office:value-type="float" office:value="0.1704">
                <text:p>0.1704</text:p>
              </table:table-cell>
              <table:table-cell office:value-type="float" office:value="0.288868471263483">
                <text:p>0.288868471263483</text:p>
              </table:table-cell>
              <table:table-cell office:value-type="float" office:value="0.0962646141354372">
                <text:p>0.0962646141354372</text:p>
              </table:table-cell>
              <table:table-cell office:value-type="float" office:value="0.105950140324667">
                <text:p>0.105950140324667</text:p>
              </table:table-cell>
              <table:table-cell office:value-type="float" office:value="0.0962646141354372">
                <text:p>0.0962646141354372</text:p>
              </table:table-cell>
              <table:table-cell office:value-type="float" office:value="0.116934204048783">
                <text:p>0.116934204048783</text:p>
              </table:table-cell>
              <table:table-cell office:value-type="float" office:value="0.111812771409458">
                <text:p>0.111812771409458</text:p>
              </table:table-cell>
              <table:table-cell office:value-type="float" office:value="0.161224322510729">
                <text:p>0.161224322510729</text:p>
              </table:table-cell>
              <table:table-cell office:value-type="float" office:value="0.113890512990565">
                <text:p>0.113890512990565</text:p>
              </table:table-cell>
            </table:table-row>
            <table:table-row>
              <table:table-cell office:value-type="string">
                <text:p>mirna+meth</text:p>
              </table:table-cell>
              <table:table-cell office:value-type="float" office:value="0.2919">
                <text:p>0.2919</text:p>
              </table:table-cell>
              <table:table-cell office:value-type="float" office:value="0.288628400792019">
                <text:p>0.288628400792019</text:p>
              </table:table-cell>
              <table:table-cell office:value-type="float" office:value="0.26100866746264">
                <text:p>0.26100866746264</text:p>
              </table:table-cell>
              <table:table-cell office:value-type="float" office:value="0.284141128163152">
                <text:p>0.284141128163152</text:p>
              </table:table-cell>
              <table:table-cell office:value-type="float" office:value="0.26100866746264">
                <text:p>0.26100866746264</text:p>
              </table:table-cell>
              <table:table-cell office:value-type="float" office:value="0.276974487729814">
                <text:p>0.276974487729814</text:p>
              </table:table-cell>
              <table:table-cell office:value-type="float" office:value="0.271320207546051">
                <text:p>0.271320207546051</text:p>
              </table:table-cell>
              <table:table-cell office:value-type="float" office:value="0.285779527116913">
                <text:p>0.285779527116913</text:p>
              </table:table-cell>
              <table:table-cell office:value-type="float" office:value="0.267497187838536">
                <text:p>0.267497187838536</text:p>
              </table:table-cell>
            </table:table-row>
            <table:table-row>
              <table:table-cell office:value-type="string">
                <text:p>meth+mrna</text:p>
              </table:table-cell>
              <table:table-cell office:value-type="float" office:value="0.2135">
                <text:p>0.2135</text:p>
              </table:table-cell>
              <table:table-cell office:value-type="float" office:value="0.288858375948973">
                <text:p>0.288858375948973</text:p>
              </table:table-cell>
              <table:table-cell office:value-type="float" office:value="0.161979939654743">
                <text:p>0.161979939654743</text:p>
              </table:table-cell>
              <table:table-cell office:value-type="float" office:value="0.180284752075972">
                <text:p>0.180284752075972</text:p>
              </table:table-cell>
              <table:table-cell office:value-type="float" office:value="0.161979939654743">
                <text:p>0.161979939654743</text:p>
              </table:table-cell>
              <table:table-cell office:value-type="float" office:value="0.179506540558409">
                <text:p>0.179506540558409</text:p>
              </table:table-cell>
              <table:table-cell office:value-type="float" office:value="0.180847962825387">
                <text:p>0.180847962825387</text:p>
              </table:table-cell>
              <table:table-cell office:value-type="float" office:value="0.209340121590829">
                <text:p>0.209340121590829</text:p>
              </table:table-cell>
              <table:table-cell office:value-type="float" office:value="0.169690631299142">
                <text:p>0.169690631299142</text:p>
              </table:table-cell>
            </table:table-row>
            <table:table-row>
              <table:table-cell office:value-type="string">
                <text:p>mrna+mirna</text:p>
              </table:table-cell>
              <table:table-cell office:value-type="float" office:value="0.2373">
                <text:p>0.2373</text:p>
              </table:table-cell>
              <table:table-cell office:value-type="float" office:value="0.288467211893862">
                <text:p>0.288467211893862</text:p>
              </table:table-cell>
              <table:table-cell office:value-type="float" office:value="0.194831506106913">
                <text:p>0.194831506106913</text:p>
              </table:table-cell>
              <table:table-cell office:value-type="float" office:value="0.207973589312685">
                <text:p>0.207973589312685</text:p>
              </table:table-cell>
              <table:table-cell office:value-type="float" office:value="0.194831506106913">
                <text:p>0.194831506106913</text:p>
              </table:table-cell>
              <table:table-cell office:value-type="float" office:value="0.211699318797795">
                <text:p>0.211699318797795</text:p>
              </table:table-cell>
              <table:table-cell office:value-type="float" office:value="0.20548666177454">
                <text:p>0.20548666177454</text:p>
              </table:table-cell>
              <table:table-cell office:value-type="float" office:value="0.230022626854989">
                <text:p>0.230022626854989</text:p>
              </table:table-cell>
              <table:table-cell office:value-type="float" office:value="0.203894209458742">
                <text:p>0.203894209458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